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E130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Sockets.F2">
          <table:error-message table:message-type="stop" table:display="true"/>
        </table:content-validation>
        <table:content-validation table:name="val6" table:base-cell-address="Channels.G2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C1:Channels.C1048576 Channels.I1:Channels.I1048576 Channels.J2:Channels.J129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2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08T15:53:05.066436195</dc:date>
    <meta:editing-cycles>244</meta:editing-cycles>
    <meta:editing-duration>PT11H48M23S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